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" style:family="paragraph" style:parent-style-name="Standard">
      <style:text-properties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10" style:family="paragraph" style:parent-style-name="Standard" style:list-style-name="L1">
      <style:text-properties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11" style:family="paragraph" style:parent-style-name="Standard" style:list-style-name="L1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 style:list-style-name="L1">
      <style:text-properties style:use-window-font-color="true"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ff"/>
    </style:style>
    <style:style style:name="T3" style:family="text">
      <style:text-properties fo:color="#ff00ff"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4" style:family="text">
      <style:text-properties fo:color="#ff00ff" fo:font-weight="normal" style:font-weight-asian="normal" style:font-weight-complex="normal"/>
    </style:style>
    <style:style style:name="T5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use-window-font-color="true" fo:font-size="18pt" style:font-size-asian="18pt" style:font-size-complex="18pt"/>
    </style:style>
    <style:style style:name="T17" style:family="text">
      <style:text-properties style:use-window-font-color="true" fo:font-weight="normal" style:font-weight-asian="normal" style:font-weight-complex="normal"/>
    </style:style>
    <style:style style:name="T18" style:family="text">
      <style:text-properties style:use-window-font-color="true" fo:font-size="11pt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D 2</text:p>
      <text:p text:style-name="P5"/>
      <text:p text:style-name="P6"/>
      <text:p text:style-name="P6"><text:span text:style-name="T1">Exercice 2</text:span> :</text:p>
      <text:p text:style-name="Standard"/>
      <text:p text:style-name="P4"><text:span text:style-name="T2">Véhicule</text:span> ( <text:span text:style-name="T1">immat</text:span> , <text:span text:style-name="T1">modele</text:span>, places, numero )</text:p>
      <text:p text:style-name="P4"><text:span text:style-name="T2">Ligne</text:span> ( <text:span text:style-name="T1">numero </text:span>, <text:span text:style-name="T1">arret</text:span> )</text:p>
      <text:p text:style-name="P4"><text:span text:style-name="T2">Certification</text:span> ( <text:span text:style-name="T1">nom</text:span> , <text:span text:style-name="T1">modele</text:span> )</text:p>
      <text:p text:style-name="P4"><text:span text:style-name="T2">Affectation</text:span> ( <text:span text:style-name="T1">nom</text:span> , <text:span text:style-name="T1">numero</text:span><text:span text:style-name="T6"> </text:span>)</text:p>
      <text:p text:style-name="P3"/>
      <text:p text:style-name="P3"/>
      <text:list xml:id="list12889954211" text:style-name="L1">
        <text:list-item>
          <text:p text:style-name="P10"><text:span text:style-name="T7">Π </text:span><text:span text:style-name="T9">immat</text:span> ( <text:span text:style-name="T2">Véhicule</text:span> ►◄ (<text:span text:style-name="T7">σ </text:span><text:span text:style-name="T9">nom = n </text:span><text:span text:style-name="T2">Certification</text:span> ) <text:s/></text:p>
          <text:p text:style-name="P8"><text:span text:style-name="T11">►◄</text:span> ( <text:span text:style-name="T12">σ</text:span><text:span text:style-name="T7"> </text:span><text:span text:style-name="T5">nom = n</text:span> <text:span text:style-name="T3">Affectation</text:span> )))</text:p>
          <text:p text:style-name="P8"/>
        </text:list-item>
        <text:list-item>
          <text:p text:style-name="P11">Π <text:span text:style-name="T10">modele</text:span><text:span text:style-name="T8"> (</text:span><text:span text:style-name="T4">Véhicule</text:span><text:span text:style-name="T8">) – (</text:span>Π <text:span text:style-name="T10">modele</text:span><text:span text:style-name="T8"> (</text:span>σ <text:span text:style-name="T10">nom = n</text:span><text:span text:style-name="T8"> </text:span><text:span text:style-name="T4">Certification</text:span><text:span text:style-name="T8">))</text:span></text:p>
          <text:p text:style-name="P10"/>
        </text:list-item>
        <text:list-item>
          <text:p text:style-name="P11">(Π <text:span text:style-name="T10">arret</text:span><text:span text:style-name="T8"> </text:span><text:span text:style-name="T4">Ligne</text:span><text:span text:style-name="T8">)</text:span><text:span text:style-name="T13">:</text:span><text:span text:style-name="T8"> (</text:span>Π<text:span text:style-name="T8"> </text:span><text:span text:style-name="T10">numero</text:span><text:span text:style-name="T8"> </text:span><text:span text:style-name="T4">Ligne</text:span><text:span text:style-name="T8">)</text:span></text:p>
          <text:p text:style-name="P10"/>
        </text:list-item>
        <text:list-item>
          <text:p text:style-name="P11">Π <text:span text:style-name="T10">numero</text:span><text:span text:style-name="T8"> ( </text:span>σ <text:span text:style-name="T10">arret = a</text:span><text:span text:style-name="T8"> </text:span><text:span text:style-name="T4">Ligne</text:span><text:span text:style-name="T8">) </text:span><text:span text:style-name="T16">∩</text:span><text:span text:style-name="T15"> </text:span><text:span text:style-name="T14">Π </text:span><text:span text:style-name="T18">numero</text:span><text:span text:style-name="T17"> ( </text:span><text:span text:style-name="T14">σ </text:span><text:span text:style-name="T18">arret = b</text:span><text:span text:style-name="T17"> </text:span><text:span text:style-name="T4">Ligne</text:span><text:span text:style-name="T17"> )</text:span></text:p>
          <text:p text:style-name="P12"/>
        </text:list-item>
        <text:list-item>
          <text:p text:style-name="P11"><text:span text:style-name="T14">Π </text:span><text:span text:style-name="T18">1.numero, 2.numero</text:span><text:span text:style-name="T17">(((</text:span><text:span text:style-name="T14">Π</text:span><text:span text:style-name="T17"> </text:span><text:span text:style-name="T18">numero</text:span><text:span text:style-name="T17"> ( </text:span><text:span text:style-name="T14">σ</text:span><text:span text:style-name="T17"> </text:span><text:span text:style-name="T18">arret = a</text:span><text:span text:style-name="T17"> </text:span><text:span text:style-name="T4">Ligne</text:span><text:span text:style-name="T17">)) ►◄ </text:span><text:span text:style-name="T4">Ligne</text:span><text:span text:style-name="T17">)) </text:span></text:p>
          <text:p text:style-name="P11"><text:span text:style-name="T17">►◄ </text:span><text:span text:style-name="T18">1.arret = 2.arret</text:span><text:span text:style-name="T15"> ((</text:span><text:span text:style-name="T14">Π </text:span><text:span text:style-name="T18">numero</text:span><text:span text:style-name="T17"> ( </text:span><text:span text:style-name="T14">σ </text:span><text:span text:style-name="T18">arret = b</text:span><text:span text:style-name="T17"> </text:span><text:span text:style-name="T4">Ligne</text:span><text:span text:style-name="T17"> )) ►◄ <text:s/></text:span><text:span text:style-name="T4">Ligne</text:span><text:span text:style-name="T17"> ))</text:span></text:p>
          <text:p text:style-name="P12"/>
        </text:list-item>
        <text:list-item>
          <text:p text:style-name="P12">Impossible car la récursivité n'est pas gérée en SQL</text:p>
        </text:list-item>
      </text:list>
      <text:p text:style-name="P7"/>
      <text:p text:style-name="P7"/>
      <text:p text:style-name="P7"/>
      <text:p text:style-name="P7">Proposer des modifications pour représenter l'ordre de parcours des arrêts d'une ligne :</text:p>
      <text:p text:style-name="P7"/>
      <text:p text:style-name="P7">Ligne (numero, arrêt, arrêt suivant)</text:p>
      <text:p text:style-name="P7">ou</text:p>
      <text:p text:style-name="P7">Ligne (numero, ordre, arrêt)</text:p>
      <text:p text:style-name="P7"/>
      <text:p text:style-name="P7"><text:tab/></text:p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20T11:40:39</meta:creation-date>
    <meta:generator>LibreOffice/3.5$Linux_x86 LibreOffice_project/350m1$Build-2</meta:generator>
    <dc:date>2012-10-04T09:38:50</dc:date>
    <dc:creator>Compte etudiant</dc:creator>
    <meta:editing-duration>PT1H56M48S</meta:editing-duration>
    <meta:editing-cycles>59</meta:editing-cycles>
    <meta:document-statistic meta:table-count="0" meta:image-count="0" meta:object-count="0" meta:page-count="1" meta:paragraph-count="19" meta:word-count="151" meta:character-count="405" meta:non-whitespace-character-count="593"/>
  </office:meta>
</office:document-meta>
</file>